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="solid" draw:fill-color="#ffffff" draw:textarea-horizontal-align="center" draw:textarea-vertical-align="middle" draw:auto-grow-height="false" fo:min-height="1.546cm" fo:min-width="1.296cm" fo:wrap-option="wrap"/>
      <style:paragraph-properties style:writing-mode="lr-tb"/>
    </style:style>
    <style:style style:name="gr2" style:family="graphic" style:parent-style-name="standard">
      <style:graphic-properties draw:fill="solid" draw:fill-color="#ffb66c" draw:textarea-horizontal-align="justify" draw:textarea-vertical-align="middle" draw:auto-grow-height="false" fo:min-height="1.546cm" fo:min-width="1.296cm"/>
      <style:paragraph-properties style:writing-mode="lr-tb"/>
    </style:style>
    <style:style style:name="gr3" style:family="graphic" style:parent-style-name="objectwithoutfill">
      <style:graphic-properties draw:marker-end="Arrowheads_20_1" draw:fill="none" draw:textarea-vertical-align="middle"/>
    </style:style>
    <style:style style:name="gr4" style:family="graphic" style:parent-style-name="standard">
      <style:graphic-properties svg:stroke-color="#f10d0c" draw:fill="solid" draw:fill-color="#ffb66c" draw:textarea-horizontal-align="justify" draw:textarea-vertical-align="middle" draw:auto-grow-height="false" fo:min-height="1.546cm" fo:min-width="1.296cm"/>
      <style:paragraph-properties style:writing-mode="lr-tb"/>
    </style:style>
    <style:style style:name="gr5" style:family="graphic" style:parent-style-name="objectwithoutfill">
      <style:graphic-properties draw:stroke="dash" draw:stroke-dash="Long_20_Dash" draw:marker-end="Arrowheads_20_1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solid" draw:fill-color="#ffb66c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sub 58%"/>
    </style:style>
    <style:style style:name="T2" style:family="text">
      <style:text-properties fo:font-variant="small-caps"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measurelines" svg:width="2.54cm" svg:height="2.54cm" svg:x="2.27cm" svg:y="3.54cm">
          <text:p text:style-name="P1">x<text:span text:style-name="T1">t-</text:span><text:span text:style-name="T2">1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measurelines" svg:width="2.54cm" svg:height="2.54cm" svg:x="6.08cm" svg:y="3.54cm">
          <text:p text:style-name="P1">x<text:span text:style-name="T1">t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measurelines" svg:width="2.54cm" svg:height="2.54cm" svg:x="9.89cm" svg:y="3.54cm">
          <text:p text:style-name="P1">x<text:span text:style-name="T1">t+</text:span><text:span text:style-name="T2">1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measurelines" svg:width="2.54cm" svg:height="2.54cm" svg:x="2.27cm" svg:y="12.43cm">
          <text:p text:style-name="P1">y<text:span text:style-name="T1">t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measurelines" svg:x1="7.35cm" svg:y1="6.08cm" svg:x2="7.35cm" svg:y2="12.43cm">
          <text:p/>
        </draw:line>
        <draw:custom-shape draw:style-name="gr4" draw:text-style-name="P3" draw:layer="measurelines" svg:width="2.54cm" svg:height="2.54cm" svg:x="6.08cm" svg:y="12.43cm">
          <text:p text:style-name="P1">y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measurelines" svg:width="2.54cm" svg:height="2.54cm" svg:x="9.89cm" svg:y="12.43cm">
          <text:p text:style-name="P1">y<text:span text:style-name="T1">t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measurelines" svg:x1="3.54cm" svg:y1="6.08cm" svg:x2="3.54cm" svg:y2="12.43cm">
          <text:p/>
        </draw:line>
        <draw:line draw:style-name="gr3" draw:text-style-name="P4" draw:layer="measurelines" svg:x1="11.16cm" svg:y1="6.08cm" svg:x2="11.16cm" svg:y2="12.43cm">
          <text:p/>
        </draw:line>
        <draw:line draw:style-name="gr3" draw:text-style-name="P4" draw:layer="measurelines" svg:x1="14.97cm" svg:y1="6.08cm" svg:x2="14.97cm" svg:y2="12.43cm">
          <text:p/>
        </draw:line>
        <draw:line draw:style-name="gr3" draw:text-style-name="P4" draw:layer="measurelines" svg:x1="8.62cm" svg:y1="4.81cm" svg:x2="9.89cm" svg:y2="4.81cm">
          <text:p/>
        </draw:line>
        <draw:line draw:style-name="gr3" draw:text-style-name="P4" draw:layer="measurelines" svg:x1="4.81cm" svg:y1="4.81cm" svg:x2="6.08cm" svg:y2="4.81cm">
          <text:p/>
        </draw:line>
        <draw:line draw:style-name="gr5" draw:text-style-name="P4" draw:layer="measurelines" svg:x1="12.43cm" svg:y1="4.81cm" svg:x2="13.8cm" svg:y2="4.81cm">
          <text:p/>
        </draw:line>
        <draw:line draw:style-name="gr5" draw:text-style-name="P4" draw:layer="measurelines" svg:x1="1cm" svg:y1="4.81cm" svg:x2="2.27cm" svg:y2="4.81cm">
          <text:p/>
        </draw:line>
        <draw:frame draw:style-name="gr6" draw:text-style-name="P5" draw:layer="measurelines" svg:width="3.81cm" svg:height="0.962cm" svg:x="5.445cm" svg:y="16.548cm">
          <draw:text-box>
            <text:p>HMM-MDP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8:55:42.892900514</meta:creation-date>
    <dc:date>2022-12-07T12:30:46.002493964</dc:date>
    <meta:editing-duration>PT9M37S</meta:editing-duration>
    <meta:editing-cycles>3</meta:editing-cycles>
    <meta:generator>LibreOffice/7.4.2.3$Linux_X86_64 LibreOffice_project/40$Build-3</meta:generator>
    <meta:document-statistic meta:object-count="15"/>
  </office:meta>
</office:document-meta>
</file>